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RUMap.LRU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.processRemovedLRU(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lockDiskKeyStore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DiskKeyStore.loadKey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LRUMap.LRUMap( int maxKey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DiskKeyStore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DiskKeyStore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DiskKeyStore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DiskKeyStore.initKeyMa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lockDiskKeyStore.saveKey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BlockDiskKeyStore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lockDiskKeyStore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DiskKeyStore.BlockDiskKeyStore( BlockDiskCacheAttributes cacheAttributes , BlockDiskCache blockDiskCach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BlockDiskKeyStore.clearMemor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hreadFactory.newThread( Runnable run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lockDiskKeyStore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DiskKeyStore.put( Object key , int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